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6mm"/>
    </style:style>
    <style:style style:name="co4" style:family="table-column">
      <style:table-column-properties fo:break-before="auto" style:column-width="21.45mm"/>
    </style:style>
    <style:style style:name="co5" style:family="table-column">
      <style:table-column-properties fo:break-before="auto" style:column-width="23.79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5.24mm"/>
    </style:style>
    <style:style style:name="co8" style:family="table-column">
      <style:table-column-properties fo:break-before="auto" style:column-width="35.33mm"/>
    </style:style>
    <style:style style:name="co9" style:family="table-column">
      <style:table-column-properties fo:break-before="auto" style:column-width="40.39mm"/>
    </style:style>
    <style:style style:name="co10" style:family="table-column">
      <style:table-column-properties fo:break-before="auto" style:column-width="35.88mm"/>
    </style:style>
    <style:style style:name="co11" style:family="table-column">
      <style:table-column-properties fo:break-before="auto" style:column-width="47.59mm"/>
    </style:style>
    <style:style style:name="ro1" style:family="table-row">
      <style:table-row-properties style:row-height="8.2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9mm" fo:break-before="auto" style:use-optimal-row-height="false"/>
    </style:style>
    <style:style style:name="ro5" style:family="table-row">
      <style:table-row-properties style:row-height="4.69mm" fo:break-before="auto" style:use-optimal-row-height="false"/>
    </style:style>
    <style:style style:name="ro6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font-name="Calibri" fo:font-size="11pt" style:font-name-asian="Noto Sans CJK SC Regular" style:font-size-asian="11pt" style:font-name-complex="FreeSans" style:font-size-complex="11pt"/>
    </style:style>
    <style:style style:name="ce12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style:use-window-font-color="true" style:font-name="Liberation Sans" fo:font-size="10pt" style:font-name-asian="Noto Sans CJK SC Regular" style:font-size-asian="10pt" style:font-name-complex="FreeSans" style:font-size-complex="10pt"/>
    </style:style>
    <style:style style:name="ce13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Calibri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Calibri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font-name-asian="Noto Sans CJK SC Regular" style:font-name-complex="FreeSan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Calibri" fo:font-size="10pt" style:font-name-asian="Noto Sans CJK SC Regular" style:font-size-asian="10pt" style:font-name-complex="FreeSans" style:font-size-complex="10pt"/>
    </style:style>
    <style:style style:name="ce2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Calibri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mm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Calibri" fo:font-size="11pt" style:font-name-asian="Noto Sans CJK SC Regular" style:font-size-asian="11pt" style:font-name-complex="FreeSans" style:font-size-complex="11pt"/>
    </style:style>
    <style:style style:name="gr1" style:family="graphic">
      <style:graphic-properties draw:stroke="solid" svg:stroke-width="0.71mm" svg:stroke-color="#385623" draw:fill="solid" draw:fill-color="#c5e0b4" draw:textarea-vertical-align="top" draw:auto-grow-height="false" draw:fit-to-size="false" fo:min-height="34.07mm" fo:min-width="108.39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text-align="start"/>
    </style:style>
    <style:style style:name="P2" style:family="paragraph">
      <loext:graphic-properties draw:fill="solid" draw:fill-color="#c5e0b4"/>
      <style:paragraph-properties fo:margin-top="0mm" fo:margin-bottom="0mm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3300" fo:font-weight="bold" style:font-weight-asian="bold" style:font-weight-complex="bold"/>
    </style:style>
    <style:style style:name="T5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Whea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9"/>
        <table:table-column table:style-name="co5" table:default-cell-style-name="ce9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19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Affymetrix Code</text:p>
          </table:table-cell>
          <table:table-cell table:style-name="ce4" office:value-type="string" calcext:value-type="string">
            <text:p>Chromosome</text:p>
          </table:table-cell>
          <table:table-cell table:style-name="ce1" office:value-type="string" calcext:value-type="string">
            <text:p>Bristol SNP Code</text:p>
          </table:table-cell>
          <table:table-cell table:style-name="ce1" office:value-type="string" calcext:value-type="string">
            <text:p>Matrix score</text:p>
          </table:table-cell>
          <table:table-cell table:style-name="ce6" office:value-type="string" calcext:value-type="string">
            <text:p>Maf score</text:p>
          </table:table-cell>
          <table:table-cell table:style-name="ce6" office:value-type="string" calcext:value-type="string">
            <text:p>Marker</text:p>
            <text:p>Stat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Forward 1</text:p>
          </table:table-cell>
          <table:table-cell office:value-type="string" calcext:value-type="string">
            <text:p>Forward 2</text:p>
          </table:table-cell>
          <table:table-cell office:value-type="string" calcext:value-type="string">
            <text:p>Common Reverse </text:p>
            <text:p>Sequence</text:p>
          </table:table-cell>
          <table:table-cell office:value-type="string" calcext:value-type="string">
            <text:p>SNP</text:p>
          </table:table-cell>
          <table:table-cell table:style-name="ce21" office:value-type="string" calcext:value-type="string">
            <text:p>Sequence</text:p>
            <text:p>and SNP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452535</text:p>
          </table:table-cell>
          <table:table-cell table:style-name="ce5" office:value-type="string" calcext:value-type="string">
            <text:p>3B</text:p>
          </table:table-cell>
          <table:table-cell table:style-name="ce2" office:value-type="string" calcext:value-type="string">
            <text:p>BS00102717</text:p>
          </table:table-cell>
          <table:table-cell table:style-name="ce2" office:value-type="float" office:value="1643928" calcext:value-type="float">
            <text:p>1643928</text:p>
          </table:table-cell>
          <table:table-cell table:style-name="ce7" office:value-type="float" office:value="0.149799196787149" calcext:value-type="float">
            <text:p>0.15</text:p>
          </table:table-cell>
          <table:table-cell table:style-name="ce7" office:value-type="string" calcext:value-type="string">
            <text:p>Polymorphic</text:p>
          </table:table-cell>
          <table:table-cell office:value-type="float" office:value="698621731" calcext:value-type="float">
            <text:p>698621731</text:p>
          </table:table-cell>
          <table:table-cell table:style-name="ce16" office:value-type="string" calcext:value-type="string">
            <text:p>GAAGGTGACCAAGTTCATGCTAGAAATACTGTGTTGTCAATTCCTTC</text:p>
          </table:table-cell>
          <table:table-cell table:style-name="ce16" office:value-type="string" calcext:value-type="string">
            <text:p>GAAGGTCGGAGTCAACGGATTAACTAGAAATACTGTGTTGTCAATTCCTTT</text:p>
          </table:table-cell>
          <table:table-cell table:style-name="ce16" office:value-type="string" calcext:value-type="string">
            <text:p>CAAACTTACTTTTATTCCGTCCGGTTCTA</text:p>
          </table:table-cell>
          <table:table-cell office:value-type="string" calcext:value-type="string">
            <text:p>C/T</text:p>
          </table:table-cell>
          <table:table-cell table:style-name="ce21" office:value-type="string" calcext:value-type="string">
            <text:p>TACAGTAGCTGGACACTGGAGAACTAGAAATACTGTGTTGTCAATTCCTT<text:span text:style-name="T3">[C/T]</text:span>TAGAACCGGACGGAATAAAAGTAAGTTTGCCATTGGCT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492031</text:p>
          </table:table-cell>
          <table:table-cell table:style-name="ce5" office:value-type="string" calcext:value-type="string">
            <text:p>1B</text:p>
          </table:table-cell>
          <table:table-cell table:style-name="ce2" office:value-type="string" calcext:value-type="string">
            <text:p>BS00111449</text:p>
          </table:table-cell>
          <table:table-cell table:style-name="ce2" office:value-type="float" office:value="675800" calcext:value-type="float">
            <text:p>675800</text:p>
          </table:table-cell>
          <table:table-cell table:style-name="ce8" office:value-type="float" office:value="0.349397590361446" calcext:value-type="float">
            <text:p>0.35</text:p>
          </table:table-cell>
          <table:table-cell table:style-name="ce8" office:value-type="string" calcext:value-type="string">
            <text:p>Monomorphic</text:p>
          </table:table-cell>
          <table:table-cell office:value-type="float" office:value="577178541" calcext:value-type="float">
            <text:p>577178541</text:p>
          </table:table-cell>
          <table:table-cell table:style-name="ce16" office:value-type="string" calcext:value-type="string">
            <text:p>GAAGGTGACCAAGTTCATGCTGATGTCGCAGCCGTGCAGTC</text:p>
          </table:table-cell>
          <table:table-cell table:style-name="ce16" office:value-type="string" calcext:value-type="string">
            <text:p>GAAGGTCGGAGTCAACGGATTGGATGTCGCAGCCGTGCAGTT</text:p>
          </table:table-cell>
          <table:table-cell office:value-type="string" calcext:value-type="string">
            <text:p>GCAATGGGGCAATGGGGCACTA</text:p>
          </table:table-cell>
          <table:table-cell table:style-name="ce20" office:value-type="string" calcext:value-type="string">
            <text:p>C/T</text:p>
          </table:table-cell>
          <table:table-cell table:style-name="ce21" office:value-type="string" calcext:value-type="string">
            <text:p>TAAAATAATCGCTGAAGTGCTTCTGGGTCTGGATGTCGCAGCCGTGCAGT<text:span text:style-name="T3">[C/T]</text:span>TGGTAGTGCCCCATTGCCCCATTGCAGTTTGGTATTACTTTTCTTGCAGA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5147328</text:p>
          </table:table-cell>
          <table:table-cell table:style-name="ce5" office:value-type="string" calcext:value-type="string">
            <text:p>3B</text:p>
          </table:table-cell>
          <table:table-cell table:style-name="ce2" office:value-type="string" calcext:value-type="string">
            <text:p>BS00079433</text:p>
          </table:table-cell>
          <table:table-cell table:style-name="ce2" office:value-type="float" office:value="287283" calcext:value-type="float">
            <text:p>287283</text:p>
          </table:table-cell>
          <table:table-cell table:style-name="ce7" office:value-type="float" office:value="0.26144578313253" calcext:value-type="float">
            <text:p>0.26</text:p>
          </table:table-cell>
          <table:table-cell table:style-name="ce10" office:value-type="string" calcext:value-type="string">
            <text:p>Monomorphic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GAAGGTGACCAAGTTCATGCTCCGGGCTTCGCAATTACAGTG</text:p>
          </table:table-cell>
          <table:table-cell table:style-name="ce17" office:value-type="string" calcext:value-type="string">
            <text:p>GAAGGTCGGAGTCAACGGATTCCGGGCTTCGCAATTACAGTC</text:p>
          </table:table-cell>
          <table:table-cell table:style-name="ce17" office:value-type="string" calcext:value-type="string">
            <text:p>GTTGTAGGACACGTCCAGCGTCTT</text:p>
          </table:table-cell>
          <table:table-cell office:value-type="string" calcext:value-type="string">
            <text:p>C/G</text:p>
          </table:table-cell>
          <table:table-cell table:style-name="ce22" office:value-type="string" calcext:value-type="string">
            <text:p>TGGTGGGAGATGACCGGTGAGGTGGTTGTAGGACACGTCCAGCGTCTTGA<text:span text:style-name="T3">[C/G]</text:span>ACTGTAATTGCGAAGCCCGGCTGGGAGATGACCGGAGAGATTGTTGTTGC</text:p>
          </table:table-cell>
          <table:table-cell table:style-name="ce21" table:number-columns-repeated="12"/>
          <table:table-cell table:number-columns-repeated="1000"/>
        </table:table-row>
        <table:table-row table:style-name="ro3">
          <table:table-cell table:style-name="ce1" office:value-type="string" calcext:value-type="string">
            <text:p>AX-95069448</text:p>
          </table:table-cell>
          <table:table-cell table:style-name="ce4" office:value-type="string" calcext:value-type="string">
            <text:p>2D</text:p>
          </table:table-cell>
          <table:table-cell table:style-name="ce1" office:value-type="string" calcext:value-type="string">
            <text:p>BS00063658</text:p>
          </table:table-cell>
          <table:table-cell table:style-name="ce1" office:value-type="float" office:value="106873" calcext:value-type="float">
            <text:p>106873</text:p>
          </table:table-cell>
          <table:table-cell table:style-name="ce6" office:value-type="float" office:value="0.37429718875502" calcext:value-type="float">
            <text:p>0.37</text:p>
          </table:table-cell>
          <table:table-cell table:style-name="ce6" office:value-type="string" calcext:value-type="string">
            <text:p>-</text:p>
          </table:table-cell>
          <table:table-cell office:value-type="float" office:value="8888980" calcext:value-type="float">
            <text:p>8888980</text:p>
          </table:table-cell>
          <table:table-cell table:style-name="ce16" office:value-type="string" calcext:value-type="string">
            <text:p>GAAGGTGACCAAGTTCATGCTCGCGGTGGAGCAGAGCCATT</text:p>
          </table:table-cell>
          <table:table-cell table:style-name="ce18" office:value-type="string" calcext:value-type="string">
            <text:p>GAAGGTCGGAGTCAACGGATTGCGGTGGAGCAGAGCCATG</text:p>
          </table:table-cell>
          <table:table-cell table:style-name="ce18" office:value-type="string" calcext:value-type="string">
            <text:p>GCTAGCCGCCATGGGCCGTT</text:p>
          </table:table-cell>
          <table:table-cell office:value-type="string" calcext:value-type="string">
            <text:p>A/C</text:p>
          </table:table-cell>
          <table:table-cell table:style-name="ce22" office:value-type="string" calcext:value-type="string">
            <text:p>TAGCTAGCTAGCCGCCATGGGCCGTTC<text:span text:style-name="T4">[A/C]</text:span>ATGGCTCTGCTCCACCGCGAGATTTACTTCTCCGACGACGAGGCGTTATC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512093</text:p>
          </table:table-cell>
          <table:table-cell table:style-name="ce5" office:value-type="string" calcext:value-type="string">
            <text:p>2B</text:p>
          </table:table-cell>
          <table:table-cell table:style-name="ce2" office:value-type="string" calcext:value-type="string">
            <text:p>BS00111453</text:p>
          </table:table-cell>
          <table:table-cell table:style-name="ce2" office:value-type="float" office:value="42306" calcext:value-type="float">
            <text:p>42306</text:p>
          </table:table-cell>
          <table:table-cell table:style-name="ce7" office:value-type="float" office:value="0.0883534136546185" calcext:value-type="float">
            <text:p>0.09</text:p>
          </table:table-cell>
          <table:table-cell table:style-name="ce8" office:value-type="string" calcext:value-type="string">
            <text:p>Monomorphic</text:p>
          </table:table-cell>
          <table:table-cell office:value-type="float" office:value="3409810" calcext:value-type="float">
            <text:p>3409810</text:p>
          </table:table-cell>
          <table:table-cell table:style-name="ce16" office:value-type="string" calcext:value-type="string">
            <text:p>GAAGGTGACCAAGTTCATGCTTCCGGTACAATTCCACCTTTCATC</text:p>
          </table:table-cell>
          <table:table-cell office:value-type="string" calcext:value-type="string">
            <text:p>GAAGGTCGGAGTCAACGGATTCCGGTACAATTCCACCTTTCATG</text:p>
          </table:table-cell>
          <table:table-cell office:value-type="string" calcext:value-type="string">
            <text:p>TTAGGTATGTGAGCTTCGAAGGAAACTT</text:p>
          </table:table-cell>
          <table:table-cell office:value-type="string" calcext:value-type="string">
            <text:p>C/G</text:p>
          </table:table-cell>
          <table:table-cell table:style-name="ce22" office:value-type="string" calcext:value-type="string">
            <text:p>GAGATACACCTTCGAAACAACAATCTTTCCGGTACAATTCCACCTTTCAT<text:span text:style-name="T4">[C/G]</text:span>AAGTTTCCTTCGAAGCTCACATACCTAAGTCTTACCGGAAATAGCCTTAC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1" office:value-type="string" calcext:value-type="string">
            <text:p>AX-94817832</text:p>
          </table:table-cell>
          <table:table-cell table:style-name="ce4" office:value-type="string" calcext:value-type="string">
            <text:p>7A</text:p>
          </table:table-cell>
          <table:table-cell table:style-name="ce1" office:value-type="string" calcext:value-type="string">
            <text:p>BS00035307</text:p>
          </table:table-cell>
          <table:table-cell table:style-name="ce1" office:value-type="float" office:value="18491" calcext:value-type="float">
            <text:p>18491</text:p>
          </table:table-cell>
          <table:table-cell table:style-name="ce6" office:value-type="float" office:value="0.357429718875502" calcext:value-type="float">
            <text:p>0.36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65007767" calcext:value-type="float">
            <text:p>65007767</text:p>
          </table:table-cell>
          <table:table-cell table:style-name="ce16" office:value-type="string" calcext:value-type="string">
            <text:p>GAAGGTGACCAAGTTCATGCTAAAATAACAGCATATCAGGGCGGG</text:p>
          </table:table-cell>
          <table:table-cell office:value-type="string" calcext:value-type="string">
            <text:p>GAAGGTCGGAGTCAACGGATTCAAAATAACAGCATATCAGGGCGGA</text:p>
          </table:table-cell>
          <table:table-cell office:value-type="string" calcext:value-type="string">
            <text:p>TACCTGGTCGAGCAGGGTTTCTAA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TTTGGTCGTGGAGAGGCTCGGCGACTACCTGGTCGAGCAGGGTTTCTAAG<text:span text:style-name="T3">[C/T]</text:span>CCGCCCTGATATGCTGTTATTTTGGTCGTCTGGGACTAAGTTTGCTCTAC</text:p>
          </table:table-cell>
          <table:table-cell table:style-name="ce21" table:number-columns-repeated="12"/>
          <table:table-cell table:number-columns-repeated="1000"/>
        </table:table-row>
        <table:table-row table:style-name="ro3">
          <table:table-cell table:style-name="ce1" office:value-type="string" calcext:value-type="string">
            <text:p>AX-94793174</text:p>
          </table:table-cell>
          <table:table-cell table:style-name="ce4" office:value-type="string" calcext:value-type="string">
            <text:p>3A</text:p>
          </table:table-cell>
          <table:table-cell table:style-name="ce1" office:value-type="string" calcext:value-type="string">
            <text:p>BS00032082</text:p>
          </table:table-cell>
          <table:table-cell table:style-name="ce1" office:value-type="float" office:value="7871" calcext:value-type="float">
            <text:p>7871</text:p>
          </table:table-cell>
          <table:table-cell table:style-name="ce6" office:value-type="float" office:value="0.342168674698795" calcext:value-type="float">
            <text:p>0.34</text:p>
          </table:table-cell>
          <table:table-cell table:style-name="ce6" office:value-type="string" calcext:value-type="string">
            <text:p>Polymorphic</text:p>
          </table:table-cell>
          <table:table-cell office:value-type="float" office:value="749346577" calcext:value-type="float">
            <text:p>749346577</text:p>
          </table:table-cell>
          <table:table-cell table:style-name="ce16" office:value-type="string" calcext:value-type="string">
            <text:p>GAAGGTGACCAAGTTCATGCTGGAAAGGAGACCATGACCCTCA</text:p>
          </table:table-cell>
          <table:table-cell office:value-type="string" calcext:value-type="string">
            <text:p>GAAGGTCGGAGTCAACGGATTGAAAGGAGACCATGACCCTCG</text:p>
          </table:table-cell>
          <table:table-cell office:value-type="string" calcext:value-type="string">
            <text:p>AACTCCAGCCTACTCAGATAACTATCTA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AAGAATTCGATTCGGTCCGCCTCGCTACAGGAAAGGAGACCATGACCCTC<text:span text:style-name="T3">[A/G]</text:span>GTCTAGATAGTTATCTGAGTAGGCTGGAGTTGTCATGTGTGCAGGTTTAC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1" office:value-type="string" calcext:value-type="string">
            <text:p>AX-94517463</text:p>
          </table:table-cell>
          <table:table-cell table:style-name="ce4" office:value-type="string" calcext:value-type="string">
            <text:p>6D</text:p>
          </table:table-cell>
          <table:table-cell table:style-name="ce1" office:value-type="string" calcext:value-type="string">
            <text:p>BS00111455</text:p>
          </table:table-cell>
          <table:table-cell table:style-name="ce1" office:value-type="float" office:value="3421" calcext:value-type="float">
            <text:p>3421</text:p>
          </table:table-cell>
          <table:table-cell table:style-name="ce6" office:value-type="float" office:value="0.222489959839357" calcext:value-type="float">
            <text:p>0.22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21982688" calcext:value-type="float">
            <text:p>21982688</text:p>
          </table:table-cell>
          <table:table-cell table:style-name="ce16" office:value-type="string" calcext:value-type="string">
            <text:p>GAAGGTGACCAAGTTCATGCTCCTTTCTCCAGTACTTGCATAATGC</text:p>
          </table:table-cell>
          <table:table-cell office:value-type="string" calcext:value-type="string">
            <text:p>GAAGGTCGGAGTCAACGGATTCCCTTTCTCCAGTACTTGCATAATGA</text:p>
          </table:table-cell>
          <table:table-cell office:value-type="string" calcext:value-type="string">
            <text:p>TACTGAGAGTGACTGGACAAGGCTA</text:p>
          </table:table-cell>
          <table:table-cell office:value-type="string" calcext:value-type="string">
            <text:p>G/T</text:p>
          </table:table-cell>
          <table:table-cell table:style-name="ce23" office:value-type="string" calcext:value-type="string">
            <text:p>TTATCATCAACATTAGAGGACATTACTGAGAGTGACTGGACAAGGCTAGA<text:span text:style-name="T3">[G/T]</text:span>CATTATGCAAGTACTGGAGAAAGGGTTGAGGTAGAACTTATTAACTGCAG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927789</text:p>
          </table:table-cell>
          <table:table-cell table:style-name="ce5" office:value-type="string" calcext:value-type="string">
            <text:p>7A</text:p>
          </table:table-cell>
          <table:table-cell table:style-name="ce2" office:value-type="string" calcext:value-type="string">
            <text:p>BS00111448</text:p>
          </table:table-cell>
          <table:table-cell table:style-name="ce2" office:value-type="float" office:value="1845" calcext:value-type="float">
            <text:p>1845</text:p>
          </table:table-cell>
          <table:table-cell table:style-name="ce7" office:value-type="float" office:value="0.477510040160643" calcext:value-type="float">
            <text:p>0.48</text:p>
          </table:table-cell>
          <table:table-cell table:style-name="ce7" office:value-type="string" calcext:value-type="string">
            <text:p>Monomorphic</text:p>
          </table:table-cell>
          <table:table-cell office:value-type="float" office:value="729276380" calcext:value-type="float">
            <text:p>729276380</text:p>
          </table:table-cell>
          <table:table-cell table:style-name="ce16" office:value-type="string" calcext:value-type="string">
            <text:p>GAAGGTGACCAAGTTCATGCTAAATGGTGCTCAAATGGGTGCAAT</text:p>
          </table:table-cell>
          <table:table-cell office:value-type="string" calcext:value-type="string">
            <text:p>GAAGGTCGGAGTCAACGGATTAAATGGTGCTCAAATGGGTGCAAC</text:p>
          </table:table-cell>
          <table:table-cell office:value-type="string" calcext:value-type="string">
            <text:p>CCCAACACGTGGACCGGACAT</text:p>
          </table:table-cell>
          <table:table-cell office:value-type="string" calcext:value-type="string">
            <text:p>A/G</text:p>
          </table:table-cell>
          <table:table-cell table:style-name="ce24" office:value-type="string" calcext:value-type="string">
            <text:p>CGACAATGACGTTTGCTCCCTCCGCAAAGCCCAACACGTGGACCGGACAT<text:span text:style-name="T5">[A/G]</text:span>TTGCACCCATTTGAGCACCATTTAGAGACAAACTTCCCAAGTTGATAATC</text:p>
          </table:table-cell>
          <table:table-cell table:style-name="ce24" table:number-columns-repeated="12"/>
          <table:table-cell table:style-name="ce2"/>
          <table:table-cell table:number-columns-repeated="999"/>
        </table:table-row>
        <table:table-row table:style-name="ro2">
          <table:table-cell table:style-name="ce2" office:value-type="string" calcext:value-type="string">
            <text:p>AX-94543458</text:p>
          </table:table-cell>
          <table:table-cell table:style-name="ce5" office:value-type="string" calcext:value-type="string">
            <text:p>1A</text:p>
          </table:table-cell>
          <table:table-cell table:style-name="ce2" office:value-type="string" calcext:value-type="string">
            <text:p>BS00111460</text:p>
          </table:table-cell>
          <table:table-cell table:style-name="ce2" office:value-type="float" office:value="899" calcext:value-type="float">
            <text:p>899</text:p>
          </table:table-cell>
          <table:table-cell table:style-name="ce7" office:value-type="float" office:value="0.31285140562249" calcext:value-type="float">
            <text:p>0.31</text:p>
          </table:table-cell>
          <table:table-cell table:style-name="ce8" office:value-type="string" calcext:value-type="string">
            <text:p>Monomorphic</text:p>
          </table:table-cell>
          <table:table-cell office:value-type="float" office:value="6639242" calcext:value-type="float">
            <text:p>6639242</text:p>
          </table:table-cell>
          <table:table-cell table:style-name="ce16" office:value-type="string" calcext:value-type="string">
            <text:p>GAAGGTGACCAAGTTCATGCTATCCAGCAAAAATCTTTGCCCGTCA</text:p>
          </table:table-cell>
          <table:table-cell table:style-name="ce16" office:value-type="string" calcext:value-type="string">
            <text:p>GAAGGTCGGAGTCAACGGATTCCAGCAAAAATCTTTGCCCGTCG</text:p>
          </table:table-cell>
          <table:table-cell table:style-name="ce18" office:value-type="string" calcext:value-type="string">
            <text:p>GACGAGCATGGTGAGGCGGAAA</text:p>
          </table:table-cell>
          <table:table-cell office:value-type="string" calcext:value-type="string">
            <text:p>A/G</text:p>
          </table:table-cell>
          <table:table-cell table:style-name="ce24" office:value-type="string" calcext:value-type="string">
            <text:p>CCGGTCCCAACAAAACATGACGCTAGATCCAGCAAAAATCTTTGCCCGTC<text:span text:style-name="T3">[A/G]</text:span>CAGCTTTCCGCCTCACCATGCTCGTCTCCACATGCAGTCGGCAACCGCCG</text:p>
          </table:table-cell>
          <table:table-cell table:style-name="ce24" table:number-columns-repeated="12"/>
          <table:table-cell table:style-name="ce2"/>
          <table:table-cell table:number-columns-repeated="999"/>
        </table:table-row>
        <table:table-row table:style-name="ro2">
          <table:table-cell table:style-name="ce2" office:value-type="string" calcext:value-type="string">
            <text:p>AX-94725198</text:p>
          </table:table-cell>
          <table:table-cell table:style-name="ce5" office:value-type="string" calcext:value-type="string">
            <text:p>5B</text:p>
          </table:table-cell>
          <table:table-cell table:style-name="ce2" office:value-type="string" calcext:value-type="string">
            <text:p>BS00111458</text:p>
          </table:table-cell>
          <table:table-cell table:style-name="ce2" office:value-type="float" office:value="441" calcext:value-type="float">
            <text:p>441</text:p>
          </table:table-cell>
          <table:table-cell table:style-name="ce7" office:value-type="float" office:value="0.277911646586345" calcext:value-type="float">
            <text:p>0.28</text:p>
          </table:table-cell>
          <table:table-cell table:style-name="ce7" office:value-type="string" calcext:value-type="string">
            <text:p>Monomorphic</text:p>
          </table:table-cell>
          <table:table-cell office:value-type="float" office:value="698453437" calcext:value-type="float">
            <text:p>698453437</text:p>
          </table:table-cell>
          <table:table-cell table:style-name="ce16" office:value-type="string" calcext:value-type="string">
            <text:p>GAAGGTGACCAAGTTCATGCTGCAGGAGTGTTCAAGGCACTC</text:p>
          </table:table-cell>
          <table:table-cell table:style-name="ce18" office:value-type="string" calcext:value-type="string">
            <text:p>GAAGGTCGGAGTCAACGGATTGGCAGGAGTGTTCAAGGCACTA</text:p>
          </table:table-cell>
          <table:table-cell table:style-name="ce18" office:value-type="string" calcext:value-type="string">
            <text:p>CCTGTTGGTCTTCTCAACGACCTTA</text:p>
          </table:table-cell>
          <table:table-cell office:value-type="string" calcext:value-type="string">
            <text:p>G/T</text:p>
          </table:table-cell>
          <table:table-cell table:style-name="ce24" office:value-type="string" calcext:value-type="string">
            <text:p>AAACTCCATAGCTTTCCTGTTGGTCTTCTCAACGACCTTAGAAGATCCTG<text:span text:style-name="T5">[G/T]</text:span>AGTGCCTTGAACACTCCTGCCACCAGTACGACGATTGAACTTGAGGTACA</text:p>
          </table:table-cell>
          <table:table-cell table:style-name="ce24" table:number-columns-repeated="12"/>
          <table:table-cell table:style-name="ce2"/>
          <table:table-cell table:number-columns-repeated="999"/>
        </table:table-row>
        <table:table-row table:style-name="ro2">
          <table:table-cell table:style-name="ce2" office:value-type="string" calcext:value-type="string">
            <text:p>AX-95169614</text:p>
          </table:table-cell>
          <table:table-cell table:style-name="ce4" office:value-type="string" calcext:value-type="string">
            <text:p>5A</text:p>
          </table:table-cell>
          <table:table-cell table:style-name="ce1" office:value-type="string" calcext:value-type="string">
            <text:p>BS00111446</text:p>
          </table:table-cell>
          <table:table-cell table:style-name="ce1" office:value-type="float" office:value="305" calcext:value-type="float">
            <text:p>305</text:p>
          </table:table-cell>
          <table:table-cell table:style-name="ce6" office:value-type="float" office:value="0.204016064257028" calcext:value-type="float">
            <text:p>0.20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288906811" calcext:value-type="float">
            <text:p>288906811</text:p>
          </table:table-cell>
          <table:table-cell table:style-name="ce16" office:value-type="string" calcext:value-type="string">
            <text:p>GAAGGTGACCAAGTTCATGCTGCGGCTGGGGCGTCACCA</text:p>
          </table:table-cell>
          <table:table-cell table:style-name="ce18" office:value-type="string" calcext:value-type="string">
            <text:p>GAAGGTCGGAGTCAACGGATTCGGCTGGGGCGTCACCG</text:p>
          </table:table-cell>
          <table:table-cell table:style-name="ce18" office:value-type="string" calcext:value-type="string">
            <text:p>CTGCCACTGCTTCTGCACCCAA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GATGGGAGCGGGGCGGCCGCCTCACGGGGTGGAGCGGCTGGGGCGTCACC<text:span text:style-name="T3">[A/G]</text:span>CTTGGGTGCAGAAGCAGTGGCAGCGGTGGCGCTGTGCTGTGGCGGAGGAG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548821</text:p>
          </table:table-cell>
          <table:table-cell table:style-name="ce4" office:value-type="string" calcext:value-type="string">
            <text:p>1B</text:p>
          </table:table-cell>
          <table:table-cell table:style-name="ce1" office:value-type="string" calcext:value-type="string">
            <text:p>BS00009331</text:p>
          </table:table-cell>
          <table:table-cell table:style-name="ce1" office:value-type="float" office:value="205" calcext:value-type="float">
            <text:p>205</text:p>
          </table:table-cell>
          <table:table-cell table:style-name="ce6" office:value-type="float" office:value="0.293574297188755" calcext:value-type="float">
            <text:p>0.29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662556369" calcext:value-type="float">
            <text:p>662556369</text:p>
          </table:table-cell>
          <table:table-cell table:style-name="ce16" office:value-type="string" calcext:value-type="string">
            <text:p>GAAGGTGACCAAGTTCATGCTCGGAGTTTGACACATAGTCCCG</text:p>
          </table:table-cell>
          <table:table-cell table:style-name="ce18" office:value-type="string" calcext:value-type="string">
            <text:p>GAAGGTCGGAGTCAACGGATTACGGAGTTTGACACATAGTCCCA</text:p>
          </table:table-cell>
          <table:table-cell table:style-name="ce18" office:value-type="string" calcext:value-type="string">
            <text:p>CTGGTGCCCGTATTTGTTCTCCTT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GCTTACTCCAACCTACATGCTGGTGCCCGTATTTGTTCTCCTTGGGCTGG<text:span text:style-name="T3">[C/T]</text:span>GGGACTATGTGTCAAACTCCGTAGGGCGCGGAAGCAAGATGGTGGGCCAG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5137520</text:p>
          </table:table-cell>
          <table:table-cell table:style-name="ce4" office:value-type="string" calcext:value-type="string">
            <text:p>3D</text:p>
          </table:table-cell>
          <table:table-cell table:style-name="ce1" office:value-type="string" calcext:value-type="string">
            <text:p>BS00045383</text:p>
          </table:table-cell>
          <table:table-cell table:style-name="ce1" office:value-type="float" office:value="159" calcext:value-type="float">
            <text:p>159</text:p>
          </table:table-cell>
          <table:table-cell table:style-name="ce6" office:value-type="float" office:value="0.182329317269076" calcext:value-type="float">
            <text:p>0.18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96124437" calcext:value-type="float">
            <text:p>96124437</text:p>
          </table:table-cell>
          <table:table-cell table:style-name="ce16" office:value-type="string" calcext:value-type="string">
            <text:p>GAAGGTGACCAAGTTCATGCTGGAGCATGTCCCGCCTGGT</text:p>
          </table:table-cell>
          <table:table-cell table:style-name="ce18" office:value-type="string" calcext:value-type="string">
            <text:p>GAAGGTCGGAGTCAACGGATTGAGCATGTCCCGCCTGGC</text:p>
          </table:table-cell>
          <table:table-cell table:style-name="ce18" office:value-type="string" calcext:value-type="string">
            <text:p>GGGGAGCTGCTCCGGCAGAA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TCGTCGACTACTTCGGGGAGCTGCTCCGGCAGAAGGTCCCCGACGCCGCG<text:span text:style-name="T3">[A/G]</text:span>CCAGGCGGGACATGCTCCTCAGGGGGGACAAGATGACGGCCGCGGAGGCG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994996</text:p>
          </table:table-cell>
          <table:table-cell table:style-name="ce4" office:value-type="string" calcext:value-type="string">
            <text:p>5B</text:p>
          </table:table-cell>
          <table:table-cell table:style-name="ce1" office:value-type="string" calcext:value-type="string">
            <text:p>BS00111452</text:p>
          </table:table-cell>
          <table:table-cell table:style-name="ce1" office:value-type="float" office:value="120" calcext:value-type="float">
            <text:p>120</text:p>
          </table:table-cell>
          <table:table-cell table:style-name="ce6" office:value-type="float" office:value="0.366265060240964" calcext:value-type="float">
            <text:p>0.37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670831094" calcext:value-type="float">
            <text:p>670831094</text:p>
          </table:table-cell>
          <table:table-cell table:style-name="ce16" office:value-type="string" calcext:value-type="string">
            <text:p>GAAGGTGACCAAGTTCATGCTAGGTGTGCACCCCGAGTCG</text:p>
          </table:table-cell>
          <table:table-cell table:style-name="ce18" office:value-type="string" calcext:value-type="string">
            <text:p>GAAGGTCGGAGTCAACGGATTGAGGTGTGCACCCCGAGTCT</text:p>
          </table:table-cell>
          <table:table-cell table:style-name="ce18" office:value-type="string" calcext:value-type="string">
            <text:p>CTCAGCCGCTGGAACAAAGTATTGAA</text:p>
          </table:table-cell>
          <table:table-cell office:value-type="string" calcext:value-type="string">
            <text:p>G/T</text:p>
          </table:table-cell>
          <table:table-cell table:style-name="ce23" office:value-type="string" calcext:value-type="string">
            <text:p>TCATCTGCAGAGCATGTCATTGCTACTCTGCGAGGTGTGCACCCCGAGTC<text:span text:style-name="T3">[G/T]</text:span>ATTCAATACTTTGTTCCAGCGGCTGAGAGACTAAGCCAAGAACTAGGACC</text:p>
          </table:table-cell>
          <table:table-cell table:style-name="ce21" table:number-columns-repeated="12"/>
          <table:table-cell table:number-columns-repeated="1000"/>
        </table:table-row>
        <table:table-row table:style-name="ro3">
          <table:table-cell table:style-name="ce1" office:value-type="string" calcext:value-type="string">
            <text:p>AX-95139065</text:p>
          </table:table-cell>
          <table:table-cell table:style-name="ce4" office:value-type="string" calcext:value-type="string">
            <text:p>5A</text:p>
          </table:table-cell>
          <table:table-cell table:style-name="ce1" office:value-type="string" calcext:value-type="string">
            <text:p>BS00061601</text:p>
          </table:table-cell>
          <table:table-cell table:style-name="ce1" office:value-type="float" office:value="81" calcext:value-type="float">
            <text:p>81</text:p>
          </table:table-cell>
          <table:table-cell table:style-name="ce6" office:value-type="float" office:value="0.151004016064257" calcext:value-type="float">
            <text:p>0.15</text:p>
          </table:table-cell>
          <table:table-cell table:style-name="ce12" office:value-type="string" calcext:value-type="string">
            <text:p>Monomorphic</text:p>
          </table:table-cell>
          <table:table-cell office:value-type="float" office:value="487336146" calcext:value-type="float">
            <text:p>487336146</text:p>
          </table:table-cell>
          <table:table-cell table:style-name="ce16" office:value-type="string" calcext:value-type="string">
            <text:p>GAAGGTGACCAAGTTCATGCTCAAACTGAGGCTACAGGAATAAGAG</text:p>
          </table:table-cell>
          <table:table-cell table:style-name="ce18" office:value-type="string" calcext:value-type="string">
            <text:p>GAAGGTCGGAGTCAACGGATTCAAACTGAGGCTACAGGAATAAGAA</text:p>
          </table:table-cell>
          <table:table-cell table:style-name="ce18" office:value-type="string" calcext:value-type="string">
            <text:p>CATCATTCTGTTGGATGCCAATTGTCATT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GGAAACAGTACGTAGACATCATTCTGTTGGATGCCAATTGTCATTTGTTA<text:span text:style-name="T3">[C/T]</text:span>TCTTATTCCTGTAGCCTCAGTTTGAATGTTTGTTGATTGATATTCCTGCT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1" office:value-type="string" calcext:value-type="string">
            <text:p>AX-94454118</text:p>
          </table:table-cell>
          <table:table-cell table:style-name="ce4" office:value-type="string" calcext:value-type="string">
            <text:p>6B</text:p>
          </table:table-cell>
          <table:table-cell table:style-name="ce1" office:value-type="string" calcext:value-type="string">
            <text:p>BS00111443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0.326506024096386" calcext:value-type="float">
            <text:p>0.33</text:p>
          </table:table-cell>
          <table:table-cell table:style-name="ce11" office:value-type="string" calcext:value-type="string">
            <text:p>Polymorphic</text:p>
          </table:table-cell>
          <table:table-cell office:value-type="float" office:value="518391414" calcext:value-type="float">
            <text:p>518391414</text:p>
          </table:table-cell>
          <table:table-cell table:style-name="ce16" office:value-type="string" calcext:value-type="string">
            <text:p>GAAGGTGACCAAGTTCATGCTAATAGTGAGATTGGTTTTGCAAGAAATCAT</text:p>
          </table:table-cell>
          <table:table-cell table:style-name="ce18" office:value-type="string" calcext:value-type="string">
            <text:p>GAAGGTCGGAGTCAACGGATTAGTGAGATTGGTTTTGCAAGAAATCAC</text:p>
          </table:table-cell>
          <table:table-cell table:style-name="ce18" office:value-type="string" calcext:value-type="string">
            <text:p>AACAAGAAGGGCCATGACCTGTTATTATT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TCCATTCCCCATCTTTTGGAGAACAAGAAGGGCCATGACCTGTTATTATT<text:span text:style-name="T3">[A/G]</text:span>TGATTTCTTGCAAAACCAATCTCACTATTTTTCAATTGTTTGAAGCATTA</text:p>
          </table:table-cell>
          <table:table-cell table:style-name="ce21" table:number-columns-repeated="12"/>
          <table:table-cell table:number-columns-repeated="1000"/>
        </table:table-row>
        <table:table-row table:style-name="ro3">
          <table:table-cell table:style-name="ce1" office:value-type="string" calcext:value-type="string">
            <text:p>AX-94448722</text:p>
          </table:table-cell>
          <table:table-cell table:style-name="ce4" office:value-type="string" calcext:value-type="string">
            <text:p>4A</text:p>
          </table:table-cell>
          <table:table-cell table:style-name="ce1" office:value-type="string" calcext:value-type="string">
            <text:p>BS00064062</text:p>
          </table:table-cell>
          <table:table-cell table:style-name="ce1" office:value-type="float" office:value="44" calcext:value-type="float">
            <text:p>44</text:p>
          </table:table-cell>
          <table:table-cell table:style-name="ce6" office:value-type="float" office:value="0.288353413654618" calcext:value-type="float">
            <text:p>0.29</text:p>
          </table:table-cell>
          <table:table-cell table:style-name="ce6" office:value-type="string" calcext:value-type="string">
            <text:p>Polymorphic</text:p>
          </table:table-cell>
          <table:table-cell office:value-type="float" office:value="3381284" calcext:value-type="float">
            <text:p>3381284</text:p>
          </table:table-cell>
          <table:table-cell table:style-name="ce16" office:value-type="string" calcext:value-type="string">
            <text:p>GAAGGTGACCAAGTTCATGCTCGCGCACGCTAAATGAACTACG</text:p>
          </table:table-cell>
          <table:table-cell table:style-name="ce18" office:value-type="string" calcext:value-type="string">
            <text:p>GAAGGTCGGAGTCAACGGATTGCGCGCACGCTAAATGAACTACA</text:p>
          </table:table-cell>
          <table:table-cell table:style-name="ce18" office:value-type="string" calcext:value-type="string">
            <text:p>CGGTGATGCATCAGGATCCAACAAA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CGGCGGCGACGGTGATGCATCAGGATCCAACAAATTTTAAATTTCTGCTA<text:span text:style-name="T3">[C/T]</text:span>GTAGTTCATTTAGCGTGCGCGCTGAGTGCGTACGTCGTTGGTTCAGGTCT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469785</text:p>
          </table:table-cell>
          <table:table-cell table:style-name="ce5" office:value-type="string" calcext:value-type="string">
            <text:p>2D</text:p>
          </table:table-cell>
          <table:table-cell table:style-name="ce2" office:value-type="string" calcext:value-type="string">
            <text:p>BS00111447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float" office:value="0.296385542168675" calcext:value-type="float">
            <text:p>0.30</text:p>
          </table:table-cell>
          <table:table-cell table:style-name="ce7" office:value-type="string" calcext:value-type="string">
            <text:p>-</text:p>
          </table:table-cell>
          <table:table-cell office:value-type="float" office:value="577338314" calcext:value-type="float">
            <text:p>577338314</text:p>
          </table:table-cell>
          <table:table-cell table:style-name="ce16" office:value-type="string" calcext:value-type="string">
            <text:p>GAAGGTGACCAAGTTCATGCTCATCCTTGACGTACTGTGTGT</text:p>
          </table:table-cell>
          <table:table-cell table:style-name="ce18" office:value-type="string" calcext:value-type="string">
            <text:p>GAAGGTCGGAGTCAACGGATTCTCATCCTTGACGTACTGTGTGC</text:p>
          </table:table-cell>
          <table:table-cell table:style-name="ce18" office:value-type="string" calcext:value-type="string">
            <text:p>GACGCCCTTCCTAGGACGAGAA</text:p>
          </table:table-cell>
          <table:table-cell office:value-type="string" calcext:value-type="string">
            <text:p>A/G</text:p>
          </table:table-cell>
          <table:table-cell table:style-name="ce24" office:value-type="string" calcext:value-type="string">
            <text:p>CCTGCTGGCTGCTGGCTGCCGCCCACGGACGCCCTTCCTAGGACGAGAAC<text:span text:style-name="T3">[A/G]</text:span>CACACAGTACGTCAAGGATGAGCTTAGAAGCAAACACCGGGACGAGAAAT</text:p>
          </table:table-cell>
          <table:table-cell table:style-name="ce23" table:number-columns-repeated="12"/>
          <table:table-cell table:style-name="ce1"/>
          <table:table-cell table:number-columns-repeated="999"/>
        </table:table-row>
        <table:table-row table:style-name="ro2">
          <table:table-cell table:style-name="ce2" office:value-type="string" calcext:value-type="string">
            <text:p>AX-95202656</text:p>
          </table:table-cell>
          <table:table-cell table:style-name="ce5" office:value-type="string" calcext:value-type="string">
            <text:p>3B</text:p>
          </table:table-cell>
          <table:table-cell table:style-name="ce2" office:value-type="string" calcext:value-type="string">
            <text:p>BS00111450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273092369477912" calcext:value-type="float">
            <text:p>0.27</text:p>
          </table:table-cell>
          <table:table-cell table:style-name="ce7" office:value-type="string" calcext:value-type="string">
            <text:p>Monomorphic</text:p>
          </table:table-cell>
          <table:table-cell office:value-type="float" office:value="3237701" calcext:value-type="float">
            <text:p>3237701</text:p>
          </table:table-cell>
          <table:table-cell table:style-name="ce16" office:value-type="string" calcext:value-type="string">
            <text:p>GAAGGTGACCAAGTTCATGCTGGTTTGCATAGATACTTCTCTTTGACAAT</text:p>
          </table:table-cell>
          <table:table-cell table:style-name="ce18" office:value-type="string" calcext:value-type="string">
            <text:p>GAAGGTCGGAGTCAACGGATTGTTTGCATAGATACTTCTCTTTGACAAC</text:p>
          </table:table-cell>
          <table:table-cell table:style-name="ce18" office:value-type="string" calcext:value-type="string">
            <text:p>TCCAAAGGAAGGTCCTAGCCAGAAA</text:p>
          </table:table-cell>
          <table:table-cell office:value-type="string" calcext:value-type="string">
            <text:p>A/G</text:p>
          </table:table-cell>
          <table:table-cell table:style-name="ce24" office:value-type="string" calcext:value-type="string">
            <text:p>AGGAACGGGAAAGGCTACATCCAAAGGAAGGTCCTAGCCAGAAACCCTCG<text:span text:style-name="T5">[A/G]</text:span>TTGTCAAAGAGAAGTATCTATGCAAACCAATATCAGAGCTTGATCTCTCA</text:p>
          </table:table-cell>
          <table:table-cell table:style-name="ce24" table:number-columns-repeated="12"/>
          <table:table-cell table:style-name="ce2"/>
          <table:table-cell table:number-columns-repeated="999"/>
        </table:table-row>
        <table:table-row table:style-name="ro2">
          <table:table-cell table:style-name="ce2" office:value-type="string" calcext:value-type="string">
            <text:p>AX-94503379</text:p>
          </table:table-cell>
          <table:table-cell table:style-name="ce5" office:value-type="string" calcext:value-type="string">
            <text:p>7B</text:p>
          </table:table-cell>
          <table:table-cell table:style-name="ce2" office:value-type="string" calcext:value-type="string">
            <text:p>BS00111451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15863453815261" calcext:value-type="float">
            <text:p>0.16</text:p>
          </table:table-cell>
          <table:table-cell table:style-name="ce7" office:value-type="string" calcext:value-type="string">
            <text:p>Monomorphic</text:p>
          </table:table-cell>
          <table:table-cell office:value-type="float" office:value="457403700" calcext:value-type="float">
            <text:p>457403700</text:p>
          </table:table-cell>
          <table:table-cell table:style-name="ce16" office:value-type="string" calcext:value-type="string">
            <text:p>GAAGGTGACCAAGTTCATGCTATATTCAAAACCATTTACAACTGGTGGTT</text:p>
          </table:table-cell>
          <table:table-cell table:style-name="ce18" office:value-type="string" calcext:value-type="string">
            <text:p>GAAGGTCGGAGTCAACGGATTCAAAACCATTTACAACTGGTGGTC</text:p>
          </table:table-cell>
          <table:table-cell table:style-name="ce18" office:value-type="string" calcext:value-type="string">
            <text:p>GGCCTCAGTACATAAATCTTGTACAGAA</text:p>
          </table:table-cell>
          <table:table-cell office:value-type="string" calcext:value-type="string">
            <text:p>A/G</text:p>
          </table:table-cell>
          <table:table-cell table:style-name="ce24" office:value-type="string" calcext:value-type="string">
            <text:p>TCGACCGGCCTCAGTACATAAATCTTGTACAGAAGTTTGCCAAGAGTGGT<text:span text:style-name="T3">[A/G]</text:span>ACCACCAGTTGTAAATGGTTTTGAATATAAAAGAAATGCCGCTATTTTGC</text:p>
          </table:table-cell>
          <table:table-cell table:style-name="ce24" table:number-columns-repeated="12"/>
          <table:table-cell table:style-name="ce2"/>
          <table:table-cell table:number-columns-repeated="999"/>
        </table:table-row>
        <table:table-row table:style-name="ro3">
          <table:table-cell table:style-name="ce1" office:value-type="string" calcext:value-type="string">
            <text:p>AX-94891105</text:p>
          </table:table-cell>
          <table:table-cell table:style-name="ce4" office:value-type="string" calcext:value-type="string">
            <text:p>1B</text:p>
          </table:table-cell>
          <table:table-cell table:style-name="ce1" office:value-type="string" calcext:value-type="string">
            <text:p>BS00111445</text:p>
          </table:table-cell>
          <table:table-cell table:style-name="ce1" office:value-type="float" office:value="17" calcext:value-type="float">
            <text:p>17</text:p>
          </table:table-cell>
          <table:table-cell table:style-name="ce6" office:value-type="float" office:value="0.38433734939759" calcext:value-type="float">
            <text:p>0.38</text:p>
          </table:table-cell>
          <table:table-cell table:style-name="ce13" office:value-type="string" calcext:value-type="string">
            <text:p>Polymorphic</text:p>
          </table:table-cell>
          <table:table-cell office:value-type="float" office:value="551179524" calcext:value-type="float">
            <text:p>551179524</text:p>
          </table:table-cell>
          <table:table-cell table:style-name="ce16" office:value-type="string" calcext:value-type="string">
            <text:p>GAAGGTGACCAAGTTCATGCTATTATTCCCATTCACCAAGCCAGTAT</text:p>
          </table:table-cell>
          <table:table-cell table:style-name="ce18" office:value-type="string" calcext:value-type="string">
            <text:p>GAAGGTCGGAGTCAACGGATTATTCCCATTCACCAAGCCAGTAC</text:p>
          </table:table-cell>
          <table:table-cell table:style-name="ce18" office:value-type="string" calcext:value-type="string">
            <text:p>GGTTCACAGAAAATACTAGGGAATCAAGTA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AGAAATAGATGTGGACTCATGGTTCACAGAAAATACTAGGGAATCAAGTA<text:span text:style-name="T3">[A/G]</text:span>TACTGGCTTGGTGAATGGGAATAATATCATGATGGATGATTGGCAAGGTT</text:p>
          </table:table-cell>
          <table:table-cell table:style-name="ce21" table:number-columns-repeated="12"/>
          <table:table-cell table:number-columns-repeated="1000"/>
        </table:table-row>
        <table:table-row table:style-name="ro3">
          <table:table-cell table:style-name="ce1" office:value-type="string" calcext:value-type="string">
            <text:p>AX-95259523</text:p>
          </table:table-cell>
          <table:table-cell table:style-name="ce4" office:value-type="string" calcext:value-type="string">
            <text:p>2D</text:p>
          </table:table-cell>
          <table:table-cell table:style-name="ce1" office:value-type="string" calcext:value-type="string">
            <text:p>BS00111461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0.0843373493975904" calcext:value-type="float">
            <text:p>0.08</text:p>
          </table:table-cell>
          <table:table-cell table:style-name="ce14" office:value-type="string" calcext:value-type="string">
            <text:p>Monomorphic</text:p>
          </table:table-cell>
          <table:table-cell office:value-type="float" office:value="336976283" calcext:value-type="float">
            <text:p>336976283</text:p>
          </table:table-cell>
          <table:table-cell table:style-name="ce16" office:value-type="string" calcext:value-type="string">
            <text:p>GAAGGTGACCAAGTTCATGCTTCTGCAACTCTAGCTTGTGTA</text:p>
          </table:table-cell>
          <table:table-cell table:style-name="ce18" office:value-type="string" calcext:value-type="string">
            <text:p>GAAGGTCGGAGTCAACGGATTCTTCTGCAACTCTAGCTTGTGTG</text:p>
          </table:table-cell>
          <table:table-cell table:style-name="ce18" office:value-type="string" calcext:value-type="string">
            <text:p>AGGTGGGGCGGGGCTAAACATT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CACGCCCTGGGGCATGGCATCGCAGTTGCTTCTGCAACTCTAGCTTGTGT<text:span text:style-name="T3">[A/G]</text:span>CGGCCAATGTTTAGCCCCGCCCCACCTTTGTTTAGAGAGTGGTAGTTGAA</text:p>
          </table:table-cell>
          <table:table-cell table:style-name="ce21" table:number-columns-repeated="12"/>
          <table:table-cell table:number-columns-repeated="1000"/>
        </table:table-row>
        <table:table-row table:style-name="ro4">
          <table:table-cell table:style-name="ce2" office:value-type="string" calcext:value-type="string">
            <text:p>AX-94742565</text:p>
          </table:table-cell>
          <table:table-cell table:style-name="ce4" office:value-type="string" calcext:value-type="string">
            <text:p>1D</text:p>
          </table:table-cell>
          <table:table-cell table:style-name="ce1" office:value-type="string" calcext:value-type="string">
            <text:p>BS0000970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.188755020080321" calcext:value-type="float">
            <text:p>0.19</text:p>
          </table:table-cell>
          <table:table-cell table:style-name="ce13" office:value-type="string" calcext:value-type="string">
            <text:p>Polymorphic</text:p>
          </table:table-cell>
          <table:table-cell office:value-type="float" office:value="419734307" calcext:value-type="float">
            <text:p>419734307</text:p>
          </table:table-cell>
          <table:table-cell table:style-name="ce16" office:value-type="string" calcext:value-type="string">
            <text:p>GAAGGTGACCAAGTTCATGCTGAGGAGAACTGTATCTCCCTTGT</text:p>
          </table:table-cell>
          <table:table-cell table:style-name="ce16" office:value-type="string" calcext:value-type="string">
            <text:p>GAAGGTCGGAGTCAACGGATTGAGGAGAACTGTATCTCCCTTGC</text:p>
          </table:table-cell>
          <table:table-cell table:style-name="ce18" office:value-type="string" calcext:value-type="string">
            <text:p>GGTTCTCGAGGGCCTACGACAT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ACGATGGGTTCTCGAGGGCCTACGACATGAGCCCTCTCCAGGGCCAGGGG<text:span text:style-name="T3">[A/G]</text:span>CAAGGGAGATACAGTTCTCCTCGCTGGATGGATACTCCACCAATGGTGGT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547995</text:p>
          </table:table-cell>
          <table:table-cell table:style-name="ce4" office:value-type="string" calcext:value-type="string">
            <text:p>4B </text:p>
          </table:table-cell>
          <table:table-cell table:style-name="ce1" office:value-type="string" calcext:value-type="string">
            <text:p>BS00111462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.277510040160643" calcext:value-type="float">
            <text:p>0.28</text:p>
          </table:table-cell>
          <table:table-cell table:style-name="ce13" office:value-type="string" calcext:value-type="string">
            <text:p>Polymorphic</text:p>
          </table:table-cell>
          <table:table-cell office:value-type="float" office:value="601051260" calcext:value-type="float">
            <text:p>601051260</text:p>
          </table:table-cell>
          <table:table-cell table:style-name="ce16" office:value-type="string" calcext:value-type="string">
            <text:p>GAAGGTGACCAAGTTCATGCTCAATCAGTTTGCAATTGATTATCCGAC</text:p>
          </table:table-cell>
          <table:table-cell table:style-name="ce18" office:value-type="string" calcext:value-type="string">
            <text:p>GAAGGTCGGAGTCAACGGATTATACAATCAGTTTGCAATTGATTATCCGAT</text:p>
          </table:table-cell>
          <table:table-cell table:style-name="ce18" office:value-type="string" calcext:value-type="string">
            <text:p>GTCCCTCCGACATCAGATAAGGTTT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GTCGATAGTACACAACATACGATACAATCAGTTTGCAATTGATTATCCGA<text:span text:style-name="T3">[C/T]</text:span>TCGTCCTCATGCATACCCAAACCTTATCTGATGTCGGAGGGACTCGTATC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5229956</text:p>
          </table:table-cell>
          <table:table-cell table:style-name="ce4" office:value-type="string" calcext:value-type="string">
            <text:p>1D</text:p>
          </table:table-cell>
          <table:table-cell table:style-name="ce1" office:value-type="string" calcext:value-type="string">
            <text:p>BS00111457</text:p>
          </table:table-cell>
          <table:table-cell table:style-name="ce1" office:value-type="float" office:value="8" calcext:value-type="float">
            <text:p>8</text:p>
          </table:table-cell>
          <table:table-cell table:style-name="ce6" office:value-type="float" office:value="0.0967871485943775" calcext:value-type="float">
            <text:p>0.10</text:p>
          </table:table-cell>
          <table:table-cell table:style-name="ce13" office:value-type="string" calcext:value-type="string">
            <text:p>Polymorphic</text:p>
          </table:table-cell>
          <table:table-cell office:value-type="float" office:value="458120425" calcext:value-type="float">
            <text:p>458120425</text:p>
          </table:table-cell>
          <table:table-cell table:style-name="ce16" office:value-type="string" calcext:value-type="string">
            <text:p>GAAGGTGACCAAGTTCATGCTGTGGAAAGAATTATAGGAGGCCC</text:p>
          </table:table-cell>
          <table:table-cell table:style-name="ce18" office:value-type="string" calcext:value-type="string">
            <text:p>GAAGGTCGGAGTCAACGGATTCGTGGAAAGAATTATAGGAGGCCT</text:p>
          </table:table-cell>
          <table:table-cell table:style-name="ce18" office:value-type="string" calcext:value-type="string">
            <text:p>GCCTTTGTTAAGAGATTTCTAGGCCTTAT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CCCAAGGGCCATGCACTTATTTTTTACCGTGGAAAGAATTATAGGAGGCC<text:span text:style-name="T3">[C/T]</text:span>ATTAACATAAGGCCTAGAAATCTCTTAACAAAGGCTAAGGCATTGAAACG</text:p>
          </table:table-cell>
          <table:table-cell table:style-name="ce21" table:number-columns-repeated="12"/>
          <table:table-cell table:number-columns-repeated="1000"/>
        </table:table-row>
        <table:table-row table:style-name="ro5">
          <table:table-cell table:style-name="ce2" office:value-type="string" calcext:value-type="string">
            <text:p>AX-9562977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S00111463</text:p>
          </table:table-cell>
          <table:table-cell office:value-type="float" office:value="7" calcext:value-type="float">
            <text:p>7</text:p>
          </table:table-cell>
          <table:table-cell office:value-type="float" office:value="0.109236947791165" calcext:value-type="float">
            <text:p>0.11</text:p>
          </table:table-cell>
          <table:table-cell table:style-name="ce15" office:value-type="string" calcext:value-type="string">
            <text:p>Polymorphic</text:p>
          </table:table-cell>
          <table:table-cell office:value-type="float" office:value="432844990" calcext:value-type="float">
            <text:p>432844990</text:p>
          </table:table-cell>
          <table:table-cell table:style-name="ce18" office:value-type="string" calcext:value-type="string">
            <text:p>GAAGGTGACCAAGTTCATGCTCGGGAAAACAAAATACTCTAGACACAA</text:p>
          </table:table-cell>
          <table:table-cell table:style-name="ce18" office:value-type="string" calcext:value-type="string">
            <text:p>GAAGGTCGGAGTCAACGGATTGGGAAAACAAAATACTCTAGACACAG</text:p>
          </table:table-cell>
          <table:table-cell table:style-name="ce18" office:value-type="string" calcext:value-type="string">
            <text:p>ATATGTGTGGCGCTGAAACTGG</text:p>
          </table:table-cell>
          <table:table-cell office:value-type="string" calcext:value-type="string">
            <text:p>A/G</text:p>
          </table:table-cell>
          <table:table-cell table:style-name="ce21" office:value-type="string" calcext:value-type="string">
            <text:p>CGGCTTCGATAGATTCAAATCACGCGGGAAAACAAAATACTCTAGACACA<text:span text:style-name="T3">[A/G]</text:span>ACACAATATTTTCAGAGAACTTCCCAGTTTCAGCGCCACACATATATCTGCAT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5009545</text:p>
          </table:table-cell>
          <table:table-cell table:style-name="ce4" office:value-type="string" calcext:value-type="string">
            <text:p>4A</text:p>
          </table:table-cell>
          <table:table-cell table:style-name="ce1" office:value-type="string" calcext:value-type="string">
            <text:p>BS00111456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.197590361445783" calcext:value-type="float">
            <text:p>0.20</text:p>
          </table:table-cell>
          <table:table-cell table:style-name="ce6" office:value-type="string" calcext:value-type="string">
            <text:p>Polymorphic</text:p>
          </table:table-cell>
          <table:table-cell office:value-type="float" office:value="63545963" calcext:value-type="float">
            <text:p>63545963</text:p>
          </table:table-cell>
          <table:table-cell table:style-name="ce16" office:value-type="string" calcext:value-type="string">
            <text:p>GAAGGTGACCAAGTTCATGCTAGCTGTTGGCTTTGAACCAGCG</text:p>
          </table:table-cell>
          <table:table-cell table:style-name="ce18" office:value-type="string" calcext:value-type="string">
            <text:p>GAAGGTCGGAGTCAACGGATTGAGCTGTTGGCTTTGAACCAGCA</text:p>
          </table:table-cell>
          <table:table-cell table:style-name="ce18" office:value-type="string" calcext:value-type="string">
            <text:p>GATCCAGTTTTGAATCAATTACGACGGAA</text:p>
          </table:table-cell>
          <table:table-cell office:value-type="string" calcext:value-type="string">
            <text:p>C/T</text:p>
          </table:table-cell>
          <table:table-cell table:style-name="ce23" office:value-type="string" calcext:value-type="string">
            <text:p>CTAAGAACCAGTTTTGCTGATCCAGTTTTGAATCAATTACGACGGAACAG<text:span text:style-name="T3">[C/T]</text:span>GCTGGTTCAAAGCCAACAGCTCTGTAAGCTCCTGGAAACTAAATTTTCCT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543355</text:p>
          </table:table-cell>
          <table:table-cell table:style-name="ce4" office:value-type="string" calcext:value-type="string">
            <text:p>4B</text:p>
          </table:table-cell>
          <table:table-cell table:style-name="ce1" office:value-type="string" calcext:value-type="string">
            <text:p>BS00111459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.157028112449799" calcext:value-type="float">
            <text:p>0.16</text:p>
          </table:table-cell>
          <table:table-cell table:style-name="ce13" office:value-type="string" calcext:value-type="string">
            <text:p>Polymorphic</text:p>
          </table:table-cell>
          <table:table-cell office:value-type="float" office:value="564873693" calcext:value-type="float">
            <text:p>564873693</text:p>
          </table:table-cell>
          <table:table-cell table:style-name="ce16" office:value-type="string" calcext:value-type="string">
            <text:p>GAAGGTGACCAAGTTCATGCTAAATAAAAGATACTTTTTCATTGTGCATCCATT</text:p>
          </table:table-cell>
          <table:table-cell table:style-name="ce18" office:value-type="string" calcext:value-type="string">
            <text:p>GAAGGTCGGAGTCAACGGATTAAAAGATACTTTTTCATTGTGCATCCATC</text:p>
          </table:table-cell>
          <table:table-cell table:style-name="ce18" office:value-type="string" calcext:value-type="string">
            <text:p>GATAACGAGCTTTGCTCACGGCTA</text:p>
          </table:table-cell>
          <table:table-cell office:value-type="string" calcext:value-type="string">
            <text:p>A/G</text:p>
          </table:table-cell>
          <table:table-cell table:style-name="ce23" office:value-type="string" calcext:value-type="string">
            <text:p>TAAGACGGATGCCCAGAGACGATAACGAGCTTTGCTCACGGCTACGCGAC<text:span text:style-name="T3">[A/G]</text:span>ATGGATGCACAATGAAAAAGTATCTTTTATTTGTGTAAGGGTGCCTTTTA</text:p>
          </table:table-cell>
          <table:table-cell table:style-name="ce21" table:number-columns-repeated="12"/>
          <table:table-cell table:number-columns-repeated="1000"/>
        </table:table-row>
        <table:table-row table:style-name="ro2">
          <table:table-cell table:style-name="ce2" office:value-type="string" calcext:value-type="string">
            <text:p>AX-94390873</text:p>
          </table:table-cell>
          <table:table-cell table:style-name="ce5" office:value-type="string" calcext:value-type="string">
            <text:p>5A</text:p>
          </table:table-cell>
          <table:table-cell table:style-name="ce2" office:value-type="string" calcext:value-type="string">
            <text:p>BS0002850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224096385542169" calcext:value-type="float">
            <text:p>0.22</text:p>
          </table:table-cell>
          <table:table-cell table:style-name="ce7" office:value-type="string" calcext:value-type="string">
            <text:p>Polymorphic</text:p>
          </table:table-cell>
          <table:table-cell office:value-type="float" office:value="242855952" calcext:value-type="float">
            <text:p>242855952</text:p>
          </table:table-cell>
          <table:table-cell table:style-name="ce16" office:value-type="string" calcext:value-type="string">
            <text:p>GAAGGTGACCAAGTTCATGCTCTGTTCAAAGTTGATTGAGGCTCA</text:p>
          </table:table-cell>
          <table:table-cell table:style-name="ce16" office:value-type="string" calcext:value-type="string">
            <text:p>GAAGGTCGGAGTCAACGGATTCTGTTCAAAGTTGATTGAGGCTCG</text:p>
          </table:table-cell>
          <table:table-cell table:style-name="ce18" office:value-type="string" calcext:value-type="string">
            <text:p>CCACAGGCCAATTTGACTGCAAGTT</text:p>
          </table:table-cell>
          <table:table-cell office:value-type="string" calcext:value-type="string">
            <text:p>A/G</text:p>
          </table:table-cell>
          <table:table-cell table:style-name="ce24" office:value-type="string" calcext:value-type="string">
            <text:p>AAGGTAAAGAGAAAGAAATAGGCTACTCTGTTCAAAGTTGATTGAGGCTC<text:span text:style-name="T3">[A/G]</text:span>GAACTTGCAGTCAAATTGGCCTGTGGACCAGTCTACATTGCAAATTGATA</text:p>
          </table:table-cell>
          <table:table-cell table:style-name="ce24" table:number-columns-repeated="12"/>
          <table:table-cell table:style-name="ce2"/>
          <table:table-cell table:number-columns-repeated="999"/>
        </table:table-row>
        <table:table-row table:style-name="ro2">
          <table:table-cell table:style-name="ce2" office:value-type="string" calcext:value-type="string">
            <text:p>AX-95223579</text:p>
          </table:table-cell>
          <table:table-cell table:style-name="ce4" office:value-type="string" calcext:value-type="string">
            <text:p>3A </text:p>
          </table:table-cell>
          <table:table-cell table:style-name="ce1" office:value-type="string" calcext:value-type="string">
            <text:p>BS00111454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0.21004016064257" calcext:value-type="float">
            <text:p>0.21</text:p>
          </table:table-cell>
          <table:table-cell table:style-name="ce6" office:value-type="string" calcext:value-type="string">
            <text:p>Polymorphic</text:p>
          </table:table-cell>
          <table:table-cell office:value-type="float" office:value="99582829" calcext:value-type="float">
            <text:p>99582829</text:p>
          </table:table-cell>
          <table:table-cell table:style-name="ce16" office:value-type="string" calcext:value-type="string">
            <text:p>GAAGGTGACCAAGTTCATGCTTATGTGCTGTCTGCACATTAGTG</text:p>
          </table:table-cell>
          <table:table-cell table:style-name="ce18" office:value-type="string" calcext:value-type="string">
            <text:p>GAAGGTCGGAGTCAACGGATTGCTTATGTGCTGTCTGCACATTAGTT</text:p>
          </table:table-cell>
          <table:table-cell table:style-name="ce18" office:value-type="string" calcext:value-type="string">
            <text:p>GCAGCACATACATGCTCACTACCAA</text:p>
          </table:table-cell>
          <table:table-cell office:value-type="string" calcext:value-type="string">
            <text:p>G/T</text:p>
          </table:table-cell>
          <table:table-cell table:style-name="ce23" office:value-type="string" calcext:value-type="string">
            <text:p>AGCTGTTACCCTTGCTTCAGTGCTCGCTTATGTGCTGTCTGCACATTAGT<text:span text:style-name="T3">[G/T]</text:span>TAGTTTGGTAGTGAGCATGTATGTGCTGCATTTGAAGCTGTCGGCAGTCT</text:p>
          </table:table-cell>
          <table:table-cell table:style-name="ce23" table:number-columns-repeated="12"/>
          <table:table-cell table:style-name="ce1"/>
          <table:table-cell table:number-columns-repeated="999"/>
        </table:table-row>
        <table:table-row table:style-name="ro2">
          <table:table-cell table:style-name="ce2" office:value-type="string" calcext:value-type="string">
            <text:p>AX-94884875</text:p>
          </table:table-cell>
          <table:table-cell table:style-name="ce4" office:value-type="string" calcext:value-type="string">
            <text:p>6D</text:p>
          </table:table-cell>
          <table:table-cell table:style-name="ce1" office:value-type="string" calcext:value-type="string">
            <text:p>BS00111444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0.0168674698795181" calcext:value-type="float">
            <text:p>0.02</text:p>
          </table:table-cell>
          <table:table-cell table:style-name="ce6" office:value-type="string" calcext:value-type="string">
            <text:p>Polymorphic</text:p>
          </table:table-cell>
          <table:table-cell office:value-type="float" office:value="472750968" calcext:value-type="float">
            <text:p>472750968</text:p>
          </table:table-cell>
          <table:table-cell table:style-name="ce16" office:value-type="string" calcext:value-type="string">
            <text:p>GAAGGTGACCAAGTTCATGCTAAAAGCAATGCCTCTGGACGCC</text:p>
          </table:table-cell>
          <table:table-cell table:style-name="ce18" office:value-type="string" calcext:value-type="string">
            <text:p>GAAGGTCGGAGTCAACGGATTAAAAGCAATGCCTCTGGACGCG</text:p>
          </table:table-cell>
          <table:table-cell table:style-name="ce18" office:value-type="string" calcext:value-type="string">
            <text:p>GGAGAATGAAGGCCCTGCATACATT</text:p>
          </table:table-cell>
          <table:table-cell office:value-type="string" calcext:value-type="string">
            <text:p>C/G</text:p>
          </table:table-cell>
          <table:table-cell table:style-name="ce23" office:value-type="string" calcext:value-type="string">
            <text:p>ATGTTCCGCAGAAAAGCAATGCCTCTGGACGC<text:span text:style-name="T3">[C/G]</text:span>ACCAGGTCTACACCCTGTAATGTATGCAGGGCCTTCATTCTCCTAATCCC</text:p>
          </table:table-cell>
          <table:table-cell table:style-name="ce23" table:number-columns-repeated="12"/>
          <table:table-cell table:style-name="ce1"/>
          <table:table-cell table:number-columns-repeated="999"/>
        </table:table-row>
        <table:table-row table:style-name="ro3" table:number-rows-repeated="2">
          <table:table-cell table:number-columns-repeated="11"/>
          <table:table-cell table:style-name="ce21" table:number-columns-repeated="13"/>
          <table:table-cell table:number-columns-repeated="1000"/>
        </table:table-row>
        <table:table-row table:style-name="ro3">
          <table:table-cell/>
          <table:table-cell>
            <draw:custom-shape table:end-cell-address="Wheat.F44" table:end-x="15.69mm" table:end-y="1.06mm" draw:z-index="0" draw:name="TextBox 1" draw:style-name="gr1" draw:text-style-name="P2" svg:width="113.38mm" svg:height="36.56mm" svg:x="0.28mm" svg:y="0.62mm">
              <text:p text:style-name="P1"><text:span text:style-name="T1">Matrix score</text:span><text:span text:style-name="T2">: Obtained according to the number of comparisons resolved by each given marker.</text:span></text:p>
              <text:p text:style-name="P1"><text:span text:style-name="T1">MAF Score:</text:span><text:span text:style-name="T2"> Minimum Allele Frequency of each selected marker.</text:span></text:p>
              <text:p text:style-name="P1"><text:span text:style-name="T1">Marker Status</text:span><text:span text:style-name="T2">: Status obtained by each marker during the genotyping reaction</text:span></text:p>
              <text:p text:style-name="P1"><text:span text:style-name="T1">Forward 1 and 2</text:span><text:span text:style-name="T2">: Each one of the two labelled allele-specific primers</text:span></text:p>
              <text:p text:style-name="P1"><text:span text:style-name="T1">Sequence and SNP</text:span><text:span text:style-name="T2">: Flanking sequence used to design both of the forward primers and the common reverse primer. <text:s text:c="2"/></text:span></text:p>
              <text:p text:style-name="P1"/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 table:style-name="ce21" table:number-columns-repeated="13"/>
          <table:table-cell table:number-columns-repeated="1000"/>
        </table:table-row>
        <table:table-row table:style-name="ro3" table:number-rows-repeated="3">
          <table:table-cell table:number-columns-repeated="11"/>
          <table:table-cell table:style-name="ce21" table:number-columns-repeated="13"/>
          <table:table-cell table:number-columns-repeated="1000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rley" table:style-name="ta1">
        <office:forms form:automatic-focus="false" form:apply-design-mode="false"/>
        <table:table-column table:style-name="co9" table:default-cell-style-name="ce25"/>
        <table:table-column table:style-name="co2" table:default-cell-style-name="ce25"/>
        <table:table-column table:style-name="co2" table:default-cell-style-name="ce27"/>
        <table:table-column table:style-name="co2" table:default-cell-style-name="ce25"/>
        <table:table-column table:style-name="co10" table:default-cell-style-name="ce25"/>
        <table:table-column table:style-name="co2" table:number-columns-repeated="1019" table:default-cell-style-name="ce25"/>
        <table:table-row table:style-name="ro3">
          <table:table-cell office:value-type="string" calcext:value-type="string">
            <text:p>Marker code</text:p>
          </table:table-cell>
          <table:table-cell table:style-name="ce1" office:value-type="string" calcext:value-type="string">
            <text:p>Matrix score</text:p>
          </table:table-cell>
          <table:table-cell table:style-name="ce26" office:value-type="string" calcext:value-type="string">
            <text:p>Maf score</text:p>
          </table:table-cell>
          <table:table-cell table:style-name="ce29" office:value-type="string" calcext:value-type="string">
            <text:p>Chromosome</text:p>
          </table:table-cell>
          <table:table-cell table:style-name="ce29" office:value-type="string" calcext:value-type="string">
            <text:p>Position (bp) 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HI-Hv50k-2016-77602</text:p>
          </table:table-cell>
          <table:table-cell office:value-type="float" office:value="272244" calcext:value-type="float">
            <text:p>272244</text:p>
          </table:table-cell>
          <table:table-cell office:value-type="float" office:value="0.230693069306931" calcext:value-type="float">
            <text:p>0.23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47923793" calcext:value-type="float">
            <text:p>479237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223932</text:p>
          </table:table-cell>
          <table:table-cell office:value-type="float" office:value="107241" calcext:value-type="float">
            <text:p>107241</text:p>
          </table:table-cell>
          <table:table-cell office:value-type="float" office:value="0.244554455445545" calcext:value-type="float">
            <text:p>0.24</text:p>
          </table:table-cell>
          <table:table-cell office:value-type="string" calcext:value-type="string">
            <text:p>3H</text:p>
          </table:table-cell>
          <table:table-cell office:value-type="float" office:value="690025689" calcext:value-type="float">
            <text:p>6900256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PA1_6792-1945</text:p>
          </table:table-cell>
          <table:table-cell office:value-type="float" office:value="43028" calcext:value-type="float">
            <text:p>43028</text:p>
          </table:table-cell>
          <table:table-cell table:style-name="ce28" office:value-type="float" office:value="0.203960396039604" calcext:value-type="float">
            <text:p>0.20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HI-Hv50k-2016-101459</text:p>
          </table:table-cell>
          <table:table-cell office:value-type="float" office:value="17399" calcext:value-type="float">
            <text:p>17399</text:p>
          </table:table-cell>
          <table:table-cell table:style-name="ce28" office:value-type="float" office:value="0.433663366336634" calcext:value-type="float">
            <text:p>0.43</text:p>
          </table:table-cell>
          <table:table-cell office:value-type="string" calcext:value-type="string">
            <text:p>2H</text:p>
          </table:table-cell>
          <table:table-cell office:value-type="float" office:value="616918720" calcext:value-type="float">
            <text:p>6169187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499690</text:p>
          </table:table-cell>
          <table:table-cell office:value-type="float" office:value="7524" calcext:value-type="float">
            <text:p>7524</text:p>
          </table:table-cell>
          <table:table-cell office:value-type="float" office:value="0.288118811881188" calcext:value-type="float">
            <text:p>0.29</text:p>
          </table:table-cell>
          <table:table-cell office:value-type="string" calcext:value-type="string">
            <text:p>7H</text:p>
          </table:table-cell>
          <table:table-cell office:value-type="float" office:value="616320519" calcext:value-type="float">
            <text:p>6163205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48279</text:p>
          </table:table-cell>
          <table:table-cell office:value-type="float" office:value="2933" calcext:value-type="float">
            <text:p>2933</text:p>
          </table:table-cell>
          <table:table-cell office:value-type="float" office:value="0.357425742574257" calcext:value-type="float">
            <text:p>0.36</text:p>
          </table:table-cell>
          <table:table-cell office:value-type="string" calcext:value-type="string">
            <text:p>1H</text:p>
          </table:table-cell>
          <table:table-cell office:value-type="float" office:value="528532202" calcext:value-type="float">
            <text:p>5285322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374987</text:p>
          </table:table-cell>
          <table:table-cell office:value-type="float" office:value="1154" calcext:value-type="float">
            <text:p>1154</text:p>
          </table:table-cell>
          <table:table-cell office:value-type="float" office:value="0.482178217821782" calcext:value-type="float">
            <text:p>0.48</text:p>
          </table:table-cell>
          <table:table-cell office:value-type="string" calcext:value-type="string">
            <text:p>6H</text:p>
          </table:table-cell>
          <table:table-cell office:value-type="float" office:value="13935054" calcext:value-type="float">
            <text:p>139350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400517</text:p>
          </table:table-cell>
          <table:table-cell office:value-type="float" office:value="571" calcext:value-type="float">
            <text:p>571</text:p>
          </table:table-cell>
          <table:table-cell office:value-type="float" office:value="0.469306930693069" calcext:value-type="float">
            <text:p>0.47</text:p>
          </table:table-cell>
          <table:table-cell office:value-type="string" calcext:value-type="string">
            <text:p>6H</text:p>
          </table:table-cell>
          <table:table-cell office:value-type="float" office:value="378165094" calcext:value-type="float">
            <text:p>3781650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I_RS_141787</text:p>
          </table:table-cell>
          <table:table-cell office:value-type="float" office:value="274" calcext:value-type="float">
            <text:p>274</text:p>
          </table:table-cell>
          <table:table-cell office:value-type="float" office:value="0.338613861386139" calcext:value-type="float">
            <text:p>0.34</text:p>
          </table:table-cell>
          <table:table-cell office:value-type="string" calcext:value-type="string">
            <text:p>5H</text:p>
          </table:table-cell>
          <table:table-cell table:style-name="ce31" office:value-type="float" office:value="662754397" calcext:value-type="float">
            <text:p>662754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_RS_180871</text:p>
          </table:table-cell>
          <table:table-cell office:value-type="float" office:value="142" calcext:value-type="float">
            <text:p>142</text:p>
          </table:table-cell>
          <table:table-cell office:value-type="float" office:value="0.428712871287129" calcext:value-type="float">
            <text:p>0.43</text:p>
          </table:table-cell>
          <table:table-cell office:value-type="string" calcext:value-type="string">
            <text:p>5H</text:p>
          </table:table-cell>
          <table:table-cell table:style-name="ce32" office:value-type="float" office:value="630425253" calcext:value-type="float">
            <text:p>6304252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221810</text:p>
          </table:table-cell>
          <table:table-cell office:value-type="float" office:value="68" calcext:value-type="float">
            <text:p>68</text:p>
          </table:table-cell>
          <table:table-cell office:value-type="float" office:value="0.461386138613861" calcext:value-type="float">
            <text:p>0.46</text:p>
          </table:table-cell>
          <table:table-cell office:value-type="string" calcext:value-type="string">
            <text:p>3H</text:p>
          </table:table-cell>
          <table:table-cell office:value-type="float" office:value="686479073" calcext:value-type="float">
            <text:p>6864790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158272</text:p>
          </table:table-cell>
          <table:table-cell office:value-type="float" office:value="30" calcext:value-type="float">
            <text:p>30</text:p>
          </table:table-cell>
          <table:table-cell office:value-type="float" office:value="0.42970297029703" calcext:value-type="float">
            <text:p>0.43</text:p>
          </table:table-cell>
          <table:table-cell office:value-type="string" calcext:value-type="string">
            <text:p>3H</text:p>
          </table:table-cell>
          <table:table-cell office:value-type="float" office:value="19496713" calcext:value-type="float">
            <text:p>194967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_RS_227472</text:p>
          </table:table-cell>
          <table:table-cell office:value-type="float" office:value="16" calcext:value-type="float">
            <text:p>16</text:p>
          </table:table-cell>
          <table:table-cell office:value-type="float" office:value="0.438613861386139" calcext:value-type="float">
            <text:p>0.44</text:p>
          </table:table-cell>
          <table:table-cell office:value-type="string" calcext:value-type="string">
            <text:p>3H</text:p>
          </table:table-cell>
          <table:table-cell table:style-name="ce32" office:value-type="float" office:value="596710913" calcext:value-type="float">
            <text:p>5967109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_RS_16798</text:p>
          </table:table-cell>
          <table:table-cell office:value-type="float" office:value="8" calcext:value-type="float">
            <text:p>8</text:p>
          </table:table-cell>
          <table:table-cell office:value-type="float" office:value="0.0910891089108911" calcext:value-type="float">
            <text:p>0.09</text:p>
          </table:table-cell>
          <table:table-cell office:value-type="string" calcext:value-type="string">
            <text:p>7H</text:p>
          </table:table-cell>
          <table:table-cell table:style-name="ce32" office:value-type="float" office:value="621686211" calcext:value-type="float">
            <text:p>6216862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110895</text:p>
          </table:table-cell>
          <table:table-cell office:value-type="float" office:value="2" calcext:value-type="float">
            <text:p>2</text:p>
          </table:table-cell>
          <table:table-cell office:value-type="float" office:value="0.136633663366337" calcext:value-type="float">
            <text:p>0.14</text:p>
          </table:table-cell>
          <table:table-cell office:value-type="string" calcext:value-type="string">
            <text:p>2H</text:p>
          </table:table-cell>
          <table:table-cell office:value-type="float" office:value="677313608" calcext:value-type="float">
            <text:p>6773136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HI-Hv50k-2016-160533</text:p>
          </table:table-cell>
          <table:table-cell office:value-type="float" office:value="1" calcext:value-type="float">
            <text:p>1</text:p>
          </table:table-cell>
          <table:table-cell office:value-type="float" office:value="0.173267326732673" calcext:value-type="float">
            <text:p>0.17</text:p>
          </table:table-cell>
          <table:table-cell office:value-type="string" calcext:value-type="string">
            <text:p>3H</text:p>
          </table:table-cell>
          <table:table-cell office:value-type="float" office:value="27375415" calcext:value-type="float">
            <text:p>27375415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a" table:style-name="ta1">
        <office:forms form:automatic-focus="false" form:apply-design-mode="false"/>
        <table:table-column table:style-name="co11" table:default-cell-style-name="ce25"/>
        <table:table-column table:style-name="co2" table:number-columns-repeated="2" table:default-cell-style-name="ce25"/>
        <table:table-column table:style-name="co2" table:default-cell-style-name="ce27"/>
        <table:table-column table:style-name="co2" table:number-columns-repeated="1020" table:default-cell-style-name="ce25"/>
        <table:table-row table:style-name="ro3">
          <table:table-cell office:value-type="string" calcext:value-type="string">
            <text:p>Marker Code</text:p>
          </table:table-cell>
          <table:table-cell office:value-type="string" calcext:value-type="string">
            <text:p>Chromosome</text:p>
          </table:table-cell>
          <table:table-cell table:style-name="ce1" office:value-type="string" calcext:value-type="string">
            <text:p>Matrix score</text:p>
          </table:table-cell>
          <table:table-cell table:style-name="ce26" office:value-type="string" calcext:value-type="string">
            <text:p>Maf sco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4670_3512_161</text:p>
          </table:table-cell>
          <table:table-cell office:value-type="float" office:value="4" calcext:value-type="float">
            <text:p>4</text:p>
          </table:table-cell>
          <table:table-cell office:value-type="float" office:value="215381" calcext:value-type="float">
            <text:p>215381</text:p>
          </table:table-cell>
          <table:table-cell office:value-type="float" office:value="0.45474372955289" calcext:value-type="float">
            <text:p>0.4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9788_6562_2794</text:p>
          </table:table-cell>
          <table:table-cell office:value-type="float" office:value="6" calcext:value-type="float">
            <text:p>6</text:p>
          </table:table-cell>
          <table:table-cell office:value-type="float" office:value="97241" calcext:value-type="float">
            <text:p>97241</text:p>
          </table:table-cell>
          <table:table-cell office:value-type="float" office:value="0.154852780806979" calcext:value-type="float">
            <text:p>0.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9616_6416_2012</text:p>
          </table:table-cell>
          <table:table-cell office:value-type="float" office:value="5" calcext:value-type="float">
            <text:p>5</text:p>
          </table:table-cell>
          <table:table-cell office:value-type="float" office:value="45820" calcext:value-type="float">
            <text:p>45820</text:p>
          </table:table-cell>
          <table:table-cell office:value-type="float" office:value="0.451472191930207" calcext:value-type="float">
            <text:p>0.4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57507_38094_565</text:p>
          </table:table-cell>
          <table:table-cell office:value-type="float" office:value="1" calcext:value-type="float">
            <text:p>1</text:p>
          </table:table-cell>
          <table:table-cell office:value-type="float" office:value="21491" calcext:value-type="float">
            <text:p>21491</text:p>
          </table:table-cell>
          <table:table-cell office:value-type="float" office:value="0.419847328244275" calcext:value-type="float">
            <text:p>0.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0535_466_1750</text:p>
          </table:table-cell>
          <table:table-cell office:value-type="float" office:value="3" calcext:value-type="float">
            <text:p>3</text:p>
          </table:table-cell>
          <table:table-cell office:value-type="float" office:value="10508" calcext:value-type="float">
            <text:p>10508</text:p>
          </table:table-cell>
          <table:table-cell office:value-type="float" office:value="0.444929116684842" calcext:value-type="float">
            <text:p>0.4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20770_11571_1449</text:p>
          </table:table-cell>
          <table:table-cell office:value-type="float" office:value="7" calcext:value-type="float">
            <text:p>7</text:p>
          </table:table-cell>
          <table:table-cell office:value-type="float" office:value="5066" calcext:value-type="float">
            <text:p>5066</text:p>
          </table:table-cell>
          <table:table-cell office:value-type="float" office:value="0.473282442748092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7072_5257_2137</text:p>
          </table:table-cell>
          <table:table-cell office:value-type="float" office:value="1" calcext:value-type="float">
            <text:p>1</text:p>
          </table:table-cell>
          <table:table-cell office:value-type="float" office:value="2412" calcext:value-type="float">
            <text:p>2412</text:p>
          </table:table-cell>
          <table:table-cell office:value-type="float" office:value="0.463467829880044" calcext:value-type="float">
            <text:p>0.4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50097_32702_485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0.23009814612868" calcext:value-type="float">
            <text:p>0.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43719_27704_53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0.403489640130862" calcext:value-type="float">
            <text:p>0.4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35729_20903_3666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0.353326063249727" calcext:value-type="float">
            <text:p>0.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36132_21281_743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0.449291166848419" calcext:value-type="float">
            <text:p>0.4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50371_32958_168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.462377317339149" calcext:value-type="float">
            <text:p>0.4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2633_2095_52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82769901853871" calcext:value-type="float">
            <text:p>0.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35945_21099_1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58015267175573" calcext:value-type="float">
            <text:p>0.4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34502_19887_7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283533260632497" calcext:value-type="float">
            <text:p>0.2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51230_33751_16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3773173391494" calcext:value-type="float">
            <text:p>0.2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42338_26410_10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64558342420938" calcext:value-type="float">
            <text:p>0.4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2455_8458_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24209378407852" calcext:value-type="float">
            <text:p>0.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36423_21563_17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18429661941112" calcext:value-type="float">
            <text:p>0.3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1504_7843_4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0730643402399" calcext:value-type="float">
            <text:p>0.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1391_7761_8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4721919302072" calcext:value-type="float">
            <text:p>0.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0751_652_3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10468920392585" calcext:value-type="float">
            <text:p>0.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23310_13164_10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63358778625954" calcext:value-type="float">
            <text:p>0.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2884_8689_1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43184296619411" calcext:value-type="float">
            <text:p>0.2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9367_6286_3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5943293347873" calcext:value-type="float">
            <text:p>0.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51110_33646_10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5474372955289" calcext:value-type="float">
            <text:p>0.4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7283_10726_78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84187568157034" calcext:value-type="float">
            <text:p>0.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6831_5087_218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71864776444929" calcext:value-type="float">
            <text:p>0.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25445_14561_3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8124318429662" calcext:value-type="float">
            <text:p>0.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3868_9433_1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57033805888768" calcext:value-type="float">
            <text:p>0.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45721_29348_20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4896401308615" calcext:value-type="float">
            <text:p>0.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28140_16605_2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5408942202835" calcext:value-type="float">
            <text:p>0.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45232_28935_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77644492911668" calcext:value-type="float">
            <text:p>0.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2714_2157_5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57360959651036" calcext:value-type="float">
            <text:p>0.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52068_34470_2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23118865866957" calcext:value-type="float">
            <text:p>0.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48104_30854_6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2628135223555" calcext:value-type="float">
            <text:p>0.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1558_1292_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46019629225736" calcext:value-type="float">
            <text:p>0.4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05476_4146_1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0610687022901" calcext:value-type="float">
            <text:p>0.3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Cam010155_6829_2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46455834242094" calcext:value-type="float">
            <text:p>0.25</text:p>
          </table:table-cell>
          <table:table-cell table:number-columns-repeated="1020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00/00/0000</text:date>, <text:time style:data-style-name="N2" text:time-value="12:03:24.573062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2:45:05.170878850</meta:creation-date>
    <dc:date>2021-07-20T16:37:10.665906692</dc:date>
    <meta:editing-duration>P11DT17H45M5S</meta:editing-duration>
    <meta:editing-cycles>22</meta:editing-cycles>
    <meta:generator>LibreOffice/5.1.6.2$Linux_X86_64 LibreOffice_project/10m0$Build-2</meta:generator>
    <meta:document-statistic meta:table-count="3" meta:cell-count="637" meta:object-count="1"/>
  </office:meta>
</office:document-meta>
</file>